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office:version="1.0">
  <office:scripts/>
  <office:font-face-decls/>
  <office:automatic-styles>
    <style:style style:name="Bold" style:family="text" style:display-name="Bold">
      <style:text-properties fo:font-weight="bold"/>
    </style:style>
  </office:automatic-styles>
  <office:body>
    <office:text>
      <text:h text:outline-level="1" text:style-name="Heading_20_1">My first text</text:h>
      <text:p>Hello world. This part is bold. This is after bold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office:version="1.0">
  <office:font-face-decls/>
  <office:styles>
    <style:style style:name="Heading_20_1" style:family="paragraph" style:display-name="Heading 1">
      <style:text-properties fo:font-size="24pt" fo:font-weight="bold"/>
    </style:style>
  </office:styles>
  <office:automatic-styles>
    <style:style style:name="Bold" style:family="text" style:display-name="Bold">
      <style:text-properties fo:font-weight="bold"/>
    </style:style>
  </office:automatic-styles>
  <office:master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office:version="1.0">
  <office:meta>
    <meta:generator>ODFPY/1.4.1</meta:generator>
  </office:meta>
</office:document-meta>
</file>